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af0f1" officeooo:paragraph-rsid="001af0f1"/>
    </style:style>
    <style:style style:name="P2" style:family="paragraph" style:parent-style-name="Standard">
      <style:paragraph-properties fo:text-align="center" style:justify-single-word="false"/>
      <style:text-properties fo:font-size="14pt" officeooo:rsid="001af0f1" officeooo:paragraph-rsid="001af0f1" style:font-size-asian="14pt" style:font-size-complex="14pt"/>
    </style:style>
    <style:style style:name="P3" style:family="paragraph" style:parent-style-name="Standard">
      <style:paragraph-properties fo:text-align="start" style:justify-single-word="false"/>
      <style:text-properties officeooo:rsid="001ce7c0" officeooo:paragraph-rsid="001ce7c0"/>
    </style:style>
    <style:style style:name="P4" style:family="paragraph" style:parent-style-name="Standard">
      <style:paragraph-properties fo:text-align="start" style:justify-single-word="false"/>
      <style:text-properties officeooo:rsid="001da9d9" officeooo:paragraph-rsid="001da9d9"/>
    </style:style>
    <style:style style:name="P5" style:family="paragraph" style:parent-style-name="Standard">
      <style:paragraph-properties fo:text-align="start" style:justify-single-word="false"/>
      <style:text-properties officeooo:rsid="001dcf90" officeooo:paragraph-rsid="001dcf90"/>
    </style:style>
    <style:style style:name="P6" style:family="paragraph" style:parent-style-name="Standard">
      <style:paragraph-properties fo:text-align="start" style:justify-single-word="false"/>
      <style:text-properties officeooo:rsid="001e5a01" officeooo:paragraph-rsid="001e5a01"/>
    </style:style>
    <style:style style:name="P7" style:family="paragraph" style:parent-style-name="Standard">
      <style:paragraph-properties fo:text-align="start" style:justify-single-word="false"/>
      <style:text-properties officeooo:rsid="001ed442" officeooo:paragraph-rsid="001ed442"/>
    </style:style>
    <style:style style:name="P8" style:family="paragraph" style:parent-style-name="Standard">
      <style:paragraph-properties fo:text-align="start" style:justify-single-word="false"/>
      <style:text-properties officeooo:rsid="00206b0b" officeooo:paragraph-rsid="00206b0b"/>
    </style:style>
    <style:style style:name="P9" style:family="paragraph" style:parent-style-name="Standard">
      <style:paragraph-properties fo:text-align="start" style:justify-single-word="false"/>
      <style:text-properties officeooo:rsid="00214459" officeooo:paragraph-rsid="00214459"/>
    </style:style>
    <style:style style:name="P10" style:family="paragraph" style:parent-style-name="Standard">
      <style:paragraph-properties fo:text-align="start" style:justify-single-word="false"/>
      <style:text-properties officeooo:rsid="00294149" officeooo:paragraph-rsid="00294149"/>
    </style:style>
    <style:style style:name="T1" style:family="text">
      <style:text-properties officeooo:rsid="0021f7d6"/>
    </style:style>
    <style:style style:name="T2" style:family="text">
      <style:text-properties officeooo:rsid="0023854a"/>
    </style:style>
    <style:style style:name="T3" style:family="text">
      <style:text-properties officeooo:rsid="0025237f"/>
    </style:style>
    <style:style style:name="T4" style:family="text">
      <style:text-properties officeooo:rsid="0026a70c"/>
    </style:style>
    <style:style style:name="T5" style:family="text">
      <style:text-properties officeooo:rsid="0029f4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PT 300 Assignment 3 Report</text:p>
      <text:p text:style-name="P9"/>
      <text:p text:style-name="P9"><text:tab/>For this assign<text:span text:style-name="T2">m</text:span>ent, I did all my measurements using tests similar to the ones provided in the main.c file that was given. However, in my file, I run every 'collection' of iterations 10 times and write each to a .dat file for graphing. This means that the average that is computed with <text:span text:style-name="T1">the default </text:span>100,000 iterations is actually the average of 1,000,000 iterations cut into chunks of 10. </text:p>
      <text:p text:style-name="P9"/>
      <text:p text:style-name="P9"><text:tab/><text:span text:style-name="T3">Leaving all the settings at default in the main.c file, the initial data is not too surprising beyond the fact that my_mutex runs better than the mutex lock in the pthread library. The fact that the pthread mutex lock is 200 lines longer than the one I've written explains this discrepancy. Another important thing to note for this initial run is the fact that the test-and-test-and-set lock took half as long to run as the test-and-set lock did. These results are not surprising considering that the TAS lock is constantly calling tas while TTAS is a lot more stingy with it's use of the function. The difference between TTAS and my_mutex is another factor worth mentioning because the implementation of the two are very similar. my_mutex is essentially TTAS but when a lock fails for a thread, the thread is put to sleep for a random amount of time. This results in less threads contending for the lock and so there is less overhead during what can be described as an 'invalidation storm' on unlock of the lock. </text:span></text:p>
      <text:p text:style-name="P9"><text:tab/></text:p>
      <text:p text:style-name="P9"><text:tab/><text:span text:style-name="T4">In increasing the number of critical section iterations within each lock, we are essentially making it so a lot more failed lock attempts will occur while a particular thread is holding said lock. This data is where the difference between TTAS and TAS is very clear. TTAS runs, on average, just as well as with one iteration in the critical section while TTAS takes a huge hit. Again, the reason this takes so long is because while one particular thread is holding a lock all (in this case three) other threads will be calling tas on the lock during the entirety of the 100 critical section iterations. This results in TTAS vastly outperforming TAS. The increase in the critical section also affects both mutex locks in a similar manner. The extra time on my lock can be attributed to the increasing need for threads to sleep during the iterations (I can relate). </text:span></text:p>
      <text:p text:style-name="P9"/>
      <text:p text:style-name="P9"><text:tab/><text:span text:style-name="T5">If I leave the critical section at one iteration and then increase the non-critical section to 100 iterations, the overall runtime is similar to that of the default setting except for my mutex lock. All of the other measurement differnences for this run of my test program can be attributed to a small amount of variation of the numbers but the measurement of my mutex lock is significantly different than that of the default run and, in fact, runs worse than the pthread version of this lock. </text:span></text:p>
      <text:p text:style-name="P1"/>
      <text:p text:style-name="P7">Default</text:p>
      <text:p text:style-name="P7">Average of all runs on pthread_mutex was 661</text:p>
      <text:p text:style-name="P7">Average of all runs on pthread_spinlock was 284</text:p>
      <text:p text:style-name="P7">Average of all runs on my_spinlock was 815</text:p>
      <text:p text:style-name="P7">Average of all runs on TTAS was 444</text:p>
      <text:p text:style-name="P7">Average of all runs on my_mutex was 114ns</text:p>
      <text:p text:style-name="P1"/>
      <text:p text:style-name="P1">critical = 100</text:p>
      <text:p text:style-name="P1">Average of all runs on pthread_mutex was 2306 </text:p>
      <text:p text:style-name="P1">Average of all runs on pthread_spinlock was 265</text:p>
      <text:p text:style-name="P1">Average of all runs on my_spinlock was 7287</text:p>
      <text:p text:style-name="P1">Average of all runs on TTAS was 452</text:p>
      <text:p text:style-name="P1">Average of all runs on my_mutex was 902ns</text:p>
      <text:p text:style-name="P1"/>
      <text:p text:style-name="P1">noncritical = 100</text:p>
      <text:p text:style-name="P1">Average of all runs on pthread_mutex was 583</text:p>
      <text:p text:style-name="P1">Average of all runs on pthread_spinlock was 228</text:p>
      <text:p text:style-name="P1"><text:soft-page-break/>Average of all runs on my_spinlock was 412</text:p>
      <text:p text:style-name="P1">Average of all runs on TTAS was 501</text:p>
      <text:p text:style-name="P1">Average of all runs on my_mutex was 735ns</text:p>
      <text:p text:style-name="P1"/>
      <text:p text:style-name="P3">pthread_mutex improves but my_mutex stays pretty much the same (which is a lower number in the first case)</text:p>
      <text:p text:style-name="P1"/>
      <text:p text:style-name="P1">8 threads </text:p>
      <text:p text:style-name="P1">Average of all runs on pthread_mutex was 1650</text:p>
      <text:p text:style-name="P1">Average of all runs on pthread_spinlock was 535</text:p>
      <text:p text:style-name="P1">Average of all runs on my_spinlock was 2949</text:p>
      <text:p text:style-name="P1">Average of all runs on TTAS was 1255</text:p>
      <text:p text:style-name="P1">Average of all runs on my_mutex was 355ns</text:p>
      <text:p text:style-name="P1"/>
      <text:p text:style-name="P3">16 threads</text:p>
      <text:p text:style-name="P4">Average of all runs on pthread_mutex was 3269</text:p>
      <text:p text:style-name="P4">Average of all runs on pthread_spinlock was 2159</text:p>
      <text:p text:style-name="P4">Average of all runs on my_spinlock was 12175</text:p>
      <text:p text:style-name="P4">Average of all runs on TTAS was 3898</text:p>
      <text:p text:style-name="P4">Average of all runs on my_mutex was 2256ns</text:p>
      <text:p text:style-name="P3"/>
      <text:p text:style-name="P5">100 critical section, 8 threads</text:p>
      <text:p text:style-name="P5">Average of all runs on pthread_mutex was 5370</text:p>
      <text:p text:style-name="P5">Average of all runs on pthread_spinlock was 601</text:p>
      <text:p text:style-name="P5">Average of all runs on my_spinlock was 25174</text:p>
      <text:p text:style-name="P5">Average of all runs on TTAS was 1120</text:p>
      <text:p text:style-name="P5">Average of all runs on my_mutex was 1943ns</text:p>
      <text:p text:style-name="P5"/>
      <text:p text:style-name="P6">100 noncritical, 8 threads</text:p>
      <text:p text:style-name="P6">Average of all runs on pthread_mutex was 1597</text:p>
      <text:p text:style-name="P6">Average of all runs on pthread_spinlock was 618</text:p>
      <text:p text:style-name="P6">Average of all runs on my_spinlock was 2375</text:p>
      <text:p text:style-name="P6">Average of all runs on TTAS was 1274</text:p>
      <text:p text:style-name="P6">Average of all runs on my_mutex was 2654ns</text:p>
      <text:p text:style-name="P6"/>
      <text:p text:style-name="P10">Average of all runs on pthread_mutex was 11351</text:p>
      <text:p text:style-name="P10">Average of all runs on pthread_spinlock was 197</text:p>
      <text:p text:style-name="P10">Average of all runs on my_spinlock was 76660</text:p>
      <text:p text:style-name="P10">Average of all runs on TTAS was 499</text:p>
      <text:p text:style-name="P10">Average of all runs on my_mutex was 7891ns</text:p>
      <text:p text:style-name="P5"/>
      <text:p text:style-name="P8">1000 noncritical</text:p>
      <text:p text:style-name="P8">Average of all runs on pthread_mutex was 2212</text:p>
      <text:p text:style-name="P8">Average of all runs on pthread_spinlock was 207</text:p>
      <text:p text:style-name="P8">Average of all runs on my_spinlock was 2652</text:p>
      <text:p text:style-name="P8">Average of all runs on TTAS was 455</text:p>
      <text:p text:style-name="P8">Average of all runs on my_mutex was 3368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kerssen </meta:initial-creator>
    <meta:creation-date>2016-11-21T08:24:23.078805398</meta:creation-date>
    <dc:date>2016-11-21T09:07:36.156825525</dc:date>
    <dc:creator>jkerssen </dc:creator>
    <meta:editing-duration>PT37M19S</meta:editing-duration>
    <meta:editing-cycles>18</meta:editing-cycles>
    <meta:generator>LibreOffice/4.2.8.2$Linux_X86_64 LibreOffice_project/420m0$Build-2</meta:generator>
    <meta:document-statistic meta:table-count="0" meta:image-count="0" meta:object-count="0" meta:page-count="2" meta:paragraph-count="60" meta:word-count="890" meta:character-count="4985" meta:non-whitespace-character-count="4098"/>
  </office:meta>
</office:document-meta>
</file>